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line-height="150%" fo:text-align="center" style:justify-single-word="false"/>
      <style:text-properties style:font-name="Fira Sans Book" fo:font-size="14pt" fo:language="pt" fo:country="BR" fo:font-weight="bold" officeooo:rsid="000f15e4" officeooo:paragraph-rsid="000f15e4" style:font-size-asian="14pt" style:font-weight-asian="bold" style:font-size-complex="14pt" style:font-weight-complex="bold"/>
    </style:style>
    <style:style style:name="P2" style:family="paragraph" style:parent-style-name="Standard">
      <style:paragraph-properties fo:line-height="150%" fo:text-align="center" style:justify-single-word="false"/>
      <style:text-properties style:font-name="Fira Sans Book" fo:font-size="14pt" fo:language="pt" fo:country="BR" officeooo:rsid="000f15e4" officeooo:paragraph-rsid="000f15e4" style:font-size-asian="14pt" style:font-size-complex="14pt"/>
    </style:style>
    <style:style style:name="P3" style:family="paragraph" style:parent-style-name="Standard">
      <style:paragraph-properties fo:line-height="150%"/>
      <style:text-properties style:font-name="Fira Sans Book" fo:language="pt" fo:country="BR" officeooo:rsid="000f15e4" officeooo:paragraph-rsid="000f15e4"/>
    </style:style>
    <style:style style:name="P4" style:family="paragraph" style:parent-style-name="Standard">
      <style:paragraph-properties fo:line-height="150%"/>
      <style:text-properties style:font-name="Fira Sans Book" fo:language="pt" fo:country="BR" fo:font-style="normal" officeooo:rsid="000f15e4" officeooo:paragraph-rsid="000f15e4" style:font-style-asian="normal" style:font-style-complex="normal"/>
    </style:style>
    <style:style style:name="P5" style:family="paragraph" style:parent-style-name="Standard">
      <style:paragraph-properties fo:line-height="150%"/>
      <style:text-properties style:font-name="Fira Sans Book" fo:language="pt" fo:country="BR" fo:font-style="normal" fo:font-weight="bold" officeooo:rsid="001072e8" officeooo:paragraph-rsid="001072e8" style:font-style-asian="normal" style:font-weight-asian="bold" style:font-style-complex="normal" style:font-weight-complex="bold"/>
    </style:style>
    <style:style style:name="P6" style:family="paragraph" style:parent-style-name="Standard">
      <style:paragraph-properties fo:line-height="150%"/>
      <style:text-properties style:font-name="Fira Sans Book" fo:language="pt" fo:country="BR" fo:font-style="normal" fo:font-weight="bold" officeooo:rsid="0013f33a" officeooo:paragraph-rsid="0013f33a" style:font-style-asian="normal" style:font-weight-asian="bold" style:font-style-complex="normal" style:font-weight-complex="bold"/>
    </style:style>
    <style:style style:name="P7" style:family="paragraph" style:parent-style-name="Standard">
      <style:paragraph-properties fo:line-height="150%"/>
      <style:text-properties style:font-name="Fira Sans Book" fo:language="pt" fo:country="BR" fo:font-style="normal" fo:font-weight="normal" officeooo:rsid="001072e8" officeooo:paragraph-rsid="001072e8" style:font-style-asian="normal" style:font-weight-asian="normal" style:font-style-complex="normal" style:font-weight-complex="normal"/>
    </style:style>
    <style:style style:name="P8" style:family="paragraph" style:parent-style-name="Standard">
      <style:paragraph-properties fo:line-height="150%"/>
      <style:text-properties style:font-name="Fira Sans Book" fo:language="pt" fo:country="BR" fo:font-style="normal" fo:font-weight="normal" officeooo:rsid="0013f33a" officeooo:paragraph-rsid="0013f33a" style:font-style-asian="normal" style:font-weight-asian="normal" style:font-style-complex="normal" style:font-weight-complex="normal"/>
    </style:style>
    <style:style style:name="P9" style:family="paragraph" style:parent-style-name="Standard">
      <style:paragraph-properties fo:line-height="150%"/>
      <style:text-properties style:font-name="Fira Sans Book" fo:language="pt" fo:country="BR" fo:font-style="normal" fo:font-weight="normal" officeooo:rsid="0015e7df" officeooo:paragraph-rsid="0015e7df" style:font-style-asian="normal" style:font-weight-asian="normal" style:font-style-complex="normal" style:font-weight-complex="normal"/>
    </style:style>
    <style:style style:name="P10" style:family="paragraph" style:parent-style-name="Standard">
      <style:paragraph-properties fo:line-height="150%" style:writing-mode="lr-tb"/>
      <style:text-properties style:font-name="Fira Sans Book" fo:language="pt" fo:country="BR" fo:font-style="normal" style:text-underline-style="solid" style:text-underline-width="auto" style:text-underline-color="font-color" fo:font-weight="bold" officeooo:rsid="0013f33a" officeooo:paragraph-rsid="0013f33a" style:font-style-asian="normal" style:font-weight-asian="bold" style:font-style-complex="normal" style:font-weight-complex="bold"/>
    </style:style>
    <style:style style:name="P11" style:family="paragraph" style:parent-style-name="Standard">
      <style:paragraph-properties fo:line-height="150%"/>
      <style:text-properties style:font-name="Fira Sans Book" fo:language="pt" fo:country="BR" fo:font-style="normal" style:text-underline-style="solid" style:text-underline-width="auto" style:text-underline-color="font-color" fo:font-weight="bold" officeooo:rsid="0015e7df" officeooo:paragraph-rsid="0015e7df" style:font-style-asian="normal" style:font-weight-asian="bold" style:font-style-complex="normal" style:font-weight-complex="bold"/>
    </style:style>
    <style:style style:name="P12" style:family="paragraph" style:parent-style-name="Standard">
      <style:paragraph-properties fo:line-height="150%"/>
      <style:text-properties style:font-name="Fira Sans Book" fo:language="pt" fo:country="BR" fo:font-style="normal" style:text-underline-style="solid" style:text-underline-type="double" style:text-underline-width="auto" style:text-underline-color="font-color" fo:font-weight="normal" officeooo:rsid="0013f33a" officeooo:paragraph-rsid="0013f33a" style:font-style-asian="normal" style:font-weight-asian="normal" style:font-style-complex="normal" style:font-weight-complex="normal"/>
    </style:style>
    <style:style style:name="P13" style:family="paragraph" style:parent-style-name="Standard">
      <style:paragraph-properties fo:line-height="150%"/>
      <style:text-properties style:font-name="Fira Sans Book" fo:language="pt" fo:country="BR" style:text-underline-style="solid" style:text-underline-width="auto" style:text-underline-color="font-color" fo:font-weight="bold" officeooo:rsid="0015e7df" officeooo:paragraph-rsid="0015e7df" style:font-weight-asian="bold" style:font-weight-complex="bold"/>
    </style:style>
    <style:style style:name="P14" style:family="paragraph" style:parent-style-name="Standard">
      <style:paragraph-properties fo:line-height="150%"/>
      <style:text-properties style:font-name="Fira Sans Book" fo:language="pt" fo:country="BR" fo:font-style="normal" fo:font-weight="normal" officeooo:rsid="0013f33a" officeooo:paragraph-rsid="0013f33a" style:font-style-asian="normal" style:font-weight-asian="normal" style:font-style-complex="normal" style:font-weight-complex="normal"/>
    </style:style>
    <style:style style:name="P15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fo:font-weight="normal" officeooo:rsid="0015e7df" officeooo:paragraph-rsid="0015e7df" style:font-style-asian="normal" style:font-weight-asian="normal" style:font-style-complex="normal" style:font-weight-complex="normal"/>
    </style:style>
    <style:style style:name="P16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style:text-underline-style="solid" style:text-underline-width="auto" style:text-underline-color="font-color" fo:font-weight="bold" officeooo:rsid="0018e4e2" officeooo:paragraph-rsid="0018e4e2" style:font-style-asian="normal" style:font-weight-asian="bold" style:font-style-complex="normal" style:font-weight-complex="bold"/>
    </style:style>
    <style:style style:name="P17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style:text-underline-style="solid" style:text-underline-width="auto" style:text-underline-color="font-color" fo:font-weight="bold" officeooo:rsid="001a60ff" officeooo:paragraph-rsid="001a60ff" style:font-style-asian="normal" style:font-weight-asian="bold" style:font-style-complex="normal" style:font-weight-complex="bold"/>
    </style:style>
    <style:style style:name="P18" style:family="paragraph" style:parent-style-name="Standard">
      <style:paragraph-properties fo:line-height="150%" fo:text-align="start" style:justify-single-word="false"/>
      <style:text-properties style:font-name="Fira Sans Book" fo:language="pt" fo:country="BR" fo:font-style="normal" style:text-underline-style="solid" style:text-underline-width="auto" style:text-underline-color="font-color" fo:font-weight="bold" officeooo:rsid="001ab149" officeooo:paragraph-rsid="001ab149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3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4" style:family="text">
      <style:text-properties fo:font-style="italic" style:text-underline-style="none" fo:font-weight="normal" officeooo:rsid="001ae620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officeooo:rsid="001dc6aa" style:font-style-asian="italic" style:font-weight-asian="normal" style:font-style-complex="italic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officeooo:rsid="0016d538"/>
    </style:style>
    <style:style style:name="T9" style:family="text">
      <style:text-properties officeooo:rsid="00173e53"/>
    </style:style>
    <style:style style:name="T10" style:family="text">
      <style:text-properties style:text-underline-style="none"/>
    </style:style>
    <style:style style:name="T11" style:family="text">
      <style:text-properties style:text-underline-style="none" fo:font-weight="normal" style:font-weight-asian="normal" style:font-weight-complex="normal"/>
    </style:style>
    <style:style style:name="T12" style:family="text">
      <style:text-properties style:text-underline-style="none" fo:font-weight="normal" officeooo:rsid="001a60ff" style:font-weight-asian="normal" style:font-weight-complex="normal"/>
    </style:style>
    <style:style style:name="T13" style:family="text">
      <style:text-properties style:text-underline-style="none" fo:font-weight="normal" officeooo:rsid="001dc6aa" style:font-weight-asian="normal" style:font-weight-complex="normal"/>
    </style:style>
    <style:style style:name="T14" style:family="text">
      <style:text-properties style:text-underline-style="none" officeooo:rsid="001a60f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dministração Geral</text:p>
      <text:p text:style-name="P2">prof. Geraldo</text:p>
      <text:p text:style-name="P3"/>
      <text:p text:style-name="P13">05 de Setembro</text:p>
      <text:p text:style-name="P3"><text:span text:style-name="T6">Administração </text:span>se relaciona com os objetivos organizacionais, ou seja, organizar os recursos de tal forma que se possam alcançar <text:span text:style-name="T1">metas.</text:span></text:p>
      <text:p text:style-name="P4"><text:span text:style-name="T6">Liderança</text:span> tem a ver com <text:span text:style-name="T1">auxiliar uma equipe </text:span>a atingir tais metas.</text:p>
      <text:p text:style-name="P5">Organizações <text:span text:style-name="T7">são </text:span>Planejadas, Dirigidas, Controladas, Coordenadas.</text:p>
      <text:p text:style-name="P7"/>
      <text:p text:style-name="P10">12 de Setembro</text:p>
      <text:p text:style-name="P8">Mindset e Soft Skills. </text:p>
      <text:p text:style-name="P12"/>
      <text:p text:style-name="P6"><text:span text:style-name="T7">→ Em quais </text:span><text:span text:style-name="T2">ecosistemas </text:span><text:span text:style-name="T7">eu estou inserido no meu dia-a-dia?</text:span></text:p>
      <text:p text:style-name="P8"/>
      <text:p text:style-name="P11">19 de Setembro</text:p>
      <text:p text:style-name="P9">→ Comunicação como essência da eficiência de uma organização.</text:p>
      <text:p text:style-name="P15">→ <text:span text:style-name="T8">Gerentes se relacionam com órgãos reguladores, fornecedores, acionistas, </text:span><text:span text:style-name="T9">comunidade, clientes e funcionários.</text:span></text:p>
      <text:p text:style-name="P15"/>
      <text:p text:style-name="P16">03 de Outubro</text:p>
      <text:p text:style-name="P16"><text:span text:style-name="T11">Teoria Científica</text:span></text:p>
      <text:p text:style-name="P16"><text:span text:style-name="T11">- Organização do processo;</text:span></text:p>
      <text:p text:style-name="P16"><text:span text:style-name="T11">- fim do desperdício;</text:span></text:p>
      <text:p text:style-name="P16"><text:span text:style-name="T11">- fim da improvisação;</text:span></text:p>
      <text:p text:style-name="P16"><text:span text:style-name="T11"/></text:p>
      <text:p text:style-name="P16"><text:span text:style-name="T11">Taylor: primeiro a apresentar um modelo de </text:span><text:span text:style-name="T3">organização</text:span><text:span text:style-name="T11"> de gestão </text:span><text:span text:style-name="T12">(início do Séc. XX)</text:span></text:p>
      <text:p text:style-name="P16"><text:span text:style-name="T11">→ </text:span><text:span text:style-name="T12">problema sócio-histórico: aumentar o </text:span><text:span text:style-name="T14">controle</text:span><text:span text:style-name="T12"> sobre a produção e trabalhadores.<text:tab/></text:span></text:p>
      <text:p text:style-name="P17"><text:span text:style-name="T11">a) Salários como redução de custos;</text:span></text:p>
      <text:p text:style-name="P17"><text:span text:style-name="T11">b) Métodos para estabelecer processos;</text:span></text:p>
      <text:p text:style-name="P17"><text:span text:style-name="T11">c) Seleção científica dos empregados;</text:span></text:p>
      <text:p text:style-name="P17"><text:span text:style-name="T11">d) Atmosfera íntima e cordial;</text:span></text:p>
      <text:p text:style-name="P17"><text:span text:style-name="T11"/></text:p>
      <text:p text:style-name="P17"><text:span text:style-name="T11"/></text:p>
      <text:p text:style-name="P18"><text:soft-page-break/><text:span text:style-name="T10">ORT – Organização Racional do Trabalho</text:span></text:p>
      <text:p text:style-name="P18"><text:span text:style-name="T11"/></text:p>
      <text:p text:style-name="P18"><text:span text:style-name="T11">1. Análise científica do trabalho, tempo e movimentos;</text:span></text:p>
      <text:p text:style-name="P18"><text:span text:style-name="T11">2. Estudo da fadiga humana: adaptar o trabalho às capacidades do corpo humano;</text:span></text:p>
      <text:p text:style-name="P18"><text:span text:style-name="T11">3. Divisão do trabalho e </text:span><text:span text:style-name="T10">especialização</text:span><text:span text:style-name="T11">;</text:span></text:p>
      <text:p text:style-name="P18"><text:span text:style-name="T11">4. Desenho de cargos e tarefas;</text:span></text:p>
      <text:p text:style-name="P18"><text:span text:style-name="T11">5. Incentivos salariais e prêmios de produção.</text:span></text:p>
      <text:p text:style-name="P18"><text:span text:style-name="T11">6. Conceito de </text:span><text:span text:style-name="T3">homo economic</text:span><text:span text:style-name="T4">u</text:span><text:span text:style-name="T3">s*; </text:span><text:span text:style-name="T13">(precursor do homem </text:span><text:span text:style-name="T5">funcional</text:span><text:span text:style-name="T13">)</text:span></text:p>
      <text:p text:style-name="P18"><text:span text:style-name="T11">7. Condições ambientais de trabalho como iluminação, conforto, (…)</text:span></text:p>
      <text:p text:style-name="P18"><text:span text:style-name="T11">8. Padronização de métodos e de máquinas.</text:span></text:p>
      <text:p text:style-name="P18"><text:span text:style-name="T11">9. Supervisão funcional.</text:span></text:p>
      <text:p text:style-name="P18"><text:span text:style-name="T11"/></text:p>
      <text:p text:style-name="P17"><text:span text:style-name="T1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ira Sans Book" svg:font-family="'Fira Sans Book'" style:font-family-generic="swiss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05T09:58:42.033899087</meta:creation-date>
    <dc:date>2022-10-03T10:09:23.123776703</dc:date>
    <meta:editing-duration>PT40M16S</meta:editing-duration>
    <meta:editing-cycles>8</meta:editing-cycles>
    <meta:generator>LibreOffice/7.3.6.2$Linux_X86_64 LibreOffice_project/30$Build-2</meta:generator>
    <meta:document-statistic meta:table-count="0" meta:image-count="0" meta:object-count="0" meta:page-count="2" meta:paragraph-count="33" meta:word-count="223" meta:character-count="1477" meta:non-whitespace-character-count="1284"/>
  </office:meta>
</office:document-meta>
</file>